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4400000042169284577545F11B.png" manifest:media-type="image/png"/>
  <manifest:file-entry manifest:full-path="Pictures/1000020100000044000000424B730F5E6AEFB5E1.png" manifest:media-type="image/png"/>
  <manifest:file-entry manifest:full-path="Pictures/100022190000070C000006D6D18F8B6EC313B3E3.svg" manifest:media-type="image/svg+xml"/>
  <manifest:file-entry manifest:full-path="Pictures/100016570000070C000006D6A7E61CA2FD63C12A.svg" manifest:media-type="image/svg+xml"/>
  <manifest:file-entry manifest:full-path="Pictures/100002010000004400000042331AC19E77409B0D.png" manifest:media-type="image/png"/>
  <manifest:file-entry manifest:full-path="Pictures/100018D20000070C000006D6E9388AA0F524B0E4.svg" manifest:media-type="image/svg+xml"/>
  <manifest:file-entry manifest:full-path="Pictures/10000201000000440000004216338254CB7D6DC9.png" manifest:media-type="image/png"/>
  <manifest:file-entry manifest:full-path="Pictures/10000201000000440000004297FF68A0E4AEE11A.png" manifest:media-type="image/png"/>
  <manifest:file-entry manifest:full-path="Pictures/100017250000070C000006D67DE39097F9CCF29B.svg" manifest:media-type="image/svg+xml"/>
  <manifest:file-entry manifest:full-path="Pictures/10000E5400000707000006D216741E64C7875B85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N Alternate Bold1" svg:font-family="'DIN Alternate Bold'"/>
    <style:font-face style:name="Iowan Old Style Roman2" svg:font-family="'Iowan Old Style Roman'"/>
    <style:font-face style:name="DIN Alternate Bold" svg:font-family="'DIN Alternate Bold'" style:font-pitch="variable"/>
    <style:font-face style:name="Iowan Old Style Roman" svg:font-family="'Iowan Old Style Roman'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Noto Sans Devanagari1" svg:font-family="'Noto Sans Devanagari'" style:font-pitch="variable"/>
    <style:font-face style:name="Iowan Old Style Roman1" svg:font-family="'Iowan Old Style Roman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2" svg:font-family="'Liberation Sans'" style:font-family-generic="swiss" style:font-pitch="variable"/>
    <style:font-face style:name="Iowan Old Style Roman3" svg:font-family="'Iowan Old Style Roman'" style:font-family-generic="system" style:font-pitch="variable"/>
    <style:font-face style:name="Microsoft YaHei1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8.065cm" fo:min-width="21.725cm"/>
    </style:style>
    <style:style style:name="gr2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08cm" fo:min-width="10.818cm" fo:padding-top="0.165cm" fo:padding-bottom="0.165cm" fo:padding-left="0.29cm" fo:padding-right="0.29cm"/>
    </style:style>
    <style:style style:name="gr3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73cm" fo:min-width="5.452cm" fo:padding-top="0.165cm" fo:padding-bottom="0.165cm" fo:padding-left="0.29cm" fo:padding-right="0.29cm"/>
    </style:style>
    <style:style style:name="gr5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08cm" fo:min-width="10.806cm" fo:padding-top="0.165cm" fo:padding-bottom="0.165cm" fo:padding-left="0.29cm" fo:padding-right="0.29cm"/>
    </style:style>
    <style:style style:name="gr6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1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.117cm" fo:padding-top="0.141cm" fo:padding-bottom="0.141cm" fo:padding-left="0.141cm" fo:padding-right="0.141cm" fo:wrap-option="wrap"/>
    </style:style>
    <style:style style:name="gr13" style:family="graphic" style:parent-style-name="standard" style:list-style-name="L1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401cm" fo:padding-top="0.141cm" fo:padding-bottom="0.141cm" fo:padding-left="0.141cm" fo:padding-right="0.141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5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6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7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19" style:family="graphic" style:parent-style-name="standard" style:list-style-name="L3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1.491cm" fo:min-width="3.882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 style:list-style-name="L3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1.491cm" fo:min-width="3.882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 style:list-style-name="L3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1.491cm" fo:min-width="3.881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 style:list-style-name="L3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1.491cm" fo:min-width="3.909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 style:list-style-name="L3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1.491cm" fo:min-width="3.903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 style:list-style-name="L3">
      <style:graphic-properties draw:stroke="solid" draw:stroke-dash="Long_20_Dash" svg:stroke-width="0.081cm" svg:stroke-color="#729fcf" draw:marker-start-width="0.321cm" draw:marker-end-width="0.321cm" draw:fill="solid" draw:fill-color="#ffffff" draw:opacity="100%" draw:textarea-horizontal-align="justify" draw:textarea-vertical-align="middle" draw:auto-grow-height="false" fo:min-height="1.491cm" fo:min-width="3.903cm" fo:padding-top="0.165cm" fo:padding-bottom="0.165cm" fo:padding-left="0.29cm" fo:padding-right="0.29cm"/>
      <style:paragraph-properties style:writing-mode="lr-tb"/>
    </style:style>
    <style:style style:name="gr25" style:family="graphic">
      <style:graphic-properties style:protect="size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d4edfb" draw:opacity="100%"/>
      <style:paragraph-properties fo:text-align="center"/>
    </style:style>
    <style:style style:name="P3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5pt" fo:font-weight="bold" style:font-size-asian="15pt" style:font-weight-asian="bold" style:font-size-complex="15pt" style:font-weight-complex="bold" fo:hyphenate="false"/>
    </style:style>
    <style:style style:name="P7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1" fo:font-size="15pt" fo:font-weight="bold" style:font-size-asian="15pt" style:font-weight-asian="bold" style:font-size-complex="15pt" style:font-weight-complex="bold"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5pt" fo:font-weight="normal" style:font-size-asian="15pt" style:font-weight-asian="normal" style:font-size-complex="15pt" style:font-weight-complex="normal" fo:hyphenate="false"/>
    </style:style>
    <style:style style:name="P10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1" fo:font-size="15pt" fo:font-weight="normal" style:font-size-asian="15pt" style:font-weight-asian="normal" style:font-size-complex="15pt" style:font-weight-complex="normal" fo:hyphenate="false"/>
    </style:style>
    <style:style style:name="P11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36pt" fo:font-weight="bold" style:font-weight-asian="bold" style:font-weight-complex="bold" fo:hyphenate="false"/>
    </style:style>
    <style:style style:name="P13" style:family="paragraph">
      <loext:graphic-properties draw:fill="solid" draw:fill-color="#326de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1" fo:font-size="36pt" fo:font-weight="bold" style:font-weight-asian="bold" style:font-weight-complex="bold" fo:hyphenate="false"/>
    </style:style>
    <style:style style:name="P14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1" fo:font-size="14pt" fo:hyphenate="false"/>
    </style:style>
    <style:style style:name="P15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1" fo:font-size="14pt" fo:hyphenate="false"/>
    </style:style>
    <style:style style:name="P1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1" fo:font-size="15pt" fo:font-weight="bold" style:font-size-asian="15pt" style:font-weight-asian="bold" style:font-size-complex="15pt" style:font-weight-complex="bold" fo:hyphenate="false"/>
    </style:style>
    <style:style style:name="P17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style:font-name="Arial1" fo:font-size="15pt" fo:font-weight="bold" style:font-size-asian="15pt" style:font-weight-asian="bold" style:font-size-complex="15pt" style:font-weight-complex="bold" fo:hyphenate="false"/>
    </style:style>
    <style:style style:name="P18" style:family="paragraph"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3pt" style:font-size-asian="13pt" style:font-size-complex="13pt" fo:hyphenate="false"/>
    </style:style>
    <style:style style:name="P19" style:family="paragraph">
      <loext:graphic-properties draw:fill="solid" draw:fill-color="#ffffff" draw:opacity="100%"/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3pt" style:font-size-asian="13pt" style:font-size-complex="13pt" fo:hyphenate="false"/>
    </style:style>
    <style:style style:name="P2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3pt" style:font-size-asian="13pt" style:font-size-complex="13pt" fo:hyphenate="false"/>
    </style:style>
    <style:style style:name="P21" style:family="paragraph">
      <loext:graphic-properties draw:fill="solid" draw:fill-color="#ffffff" draw:opacity="100%"/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1" fo:font-size="13pt" style:font-size-asian="13pt" style:font-size-complex="13pt" fo:hyphenate="false"/>
    </style:style>
    <style:style style:name="P22" style:family="paragraph"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26de6" loext:opacity="100%" style:font-name="Arial1" fo:font-size="13pt" style:font-size-asian="13pt" style:font-size-complex="13pt" fo:hyphenate="false"/>
    </style:style>
    <style:style style:name="P23" style:family="paragraph">
      <loext:graphic-properties draw:fill="solid" draw:fill-color="#ffffff" draw:opacity="100%"/>
      <style:paragraph-properties fo:margin-left="0cm" fo:margin-right="0cm" fo:margin-top="0.494cm" fo:margin-bottom="0cm" fo:line-height="115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26de6" loext:opacity="100%" style:font-name="Arial1" fo:font-size="13pt" style:font-size-asian="13pt" style:font-size-complex="13pt" fo:hyphenate="false"/>
    </style:style>
    <style:style style:name="P2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5pt" fo:letter-spacing="0.005cm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7pt" fo:letter-spacing="normal" fo:font-style="normal" style:text-underline-style="none" fo:font-weight="bold" style:font-name-asian="DIN Alternate Bold1" style:font-size-asian="17pt" style:font-style-asian="normal" style:font-weight-asian="bold" style:font-name-complex="DIN Alternate Bold1" style:font-size-complex="17pt" style:font-style-complex="normal" style:font-weight-complex="bold"/>
    </style:style>
    <style:style style:name="T4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5" style:family="text">
      <style:text-properties fo:font-variant="normal" fo:text-transform="none" fo:color="#597fa7" loext:opacity="100%" style:text-line-through-style="none" style:text-line-through-type="none" style:text-position="0% 100%" style:font-name="Arial1" fo:font-size="15pt" fo:letter-spacing="0.005cm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6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3pt" fo:letter-spacing="0.005cm" fo:font-style="normal" style:text-underline-style="none" fo:font-weight="bold" style:font-name-asian="DIN Alternate Bold1" style:font-size-asian="13pt" style:font-style-asian="normal" style:font-weight-asian="bold" style:font-name-complex="DIN Alternate Bold1" style:font-size-complex="13pt" style:font-style-complex="normal" style:font-weight-complex="bold"/>
    </style:style>
    <style:style style:name="T7" style:family="text">
      <style:text-properties fo:font-variant="normal" fo:text-transform="none" fo:color="#3465a4" loext:opacity="100%" style:text-line-through-style="none" style:text-line-through-type="none" style:text-position="0% 100%" style:font-name="Arial1" fo:font-size="13pt" fo:letter-spacing="0.005cm" fo:font-style="normal" style:text-underline-style="none" fo:font-weight="normal" style:font-name-asian="DIN Alternate Bold1" style:font-size-asian="13pt" style:font-style-asian="normal" style:font-weight-asian="normal" style:font-name-complex="DIN Alternate Bold1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style-name="gr1" draw:text-style-name="P1" draw:layer="layout" svg:width="22.225cm" svg:height="18.315cm" svg:x="6.985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804cm" svg:height="8.344cm" svg:x="16.727cm" svg:y="9.7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7" draw:style-name="gr3" draw:text-style-name="P4" draw:layer="layout" svg:width="2.361cm" svg:height="0.749cm" svg:x="18.365cm" svg:y="11.873cm">
          <text:p text:style-name="P3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2" draw:layer="layout" svg:width="6.316cm" svg:height="8.344cm" svg:x="9.243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13.1549786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1.792cm" svg:height="8.344cm" svg:x="16.412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4.208cm" svg:y1="6.35cm" svg:x2="11.682cm" svg:y2="6.391cm">
          <text:p/>
        </draw:line>
        <draw:custom-shape draw:name="Kubernetes API_5" draw:style-name="gr7" draw:text-style-name="P7" draw:layer="layout" svg:width="4.27cm" svg:height="0.914cm" svg:x="8.335cm" svg:y="7.281cm">
          <text:p text:style-name="P6"><text:span text:style-name="T2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5" draw:layer="layout" svg:x1="18.008cm" svg:y1="6.35cm" svg:x2="18.008cm" svg:y2="8.232cm">
          <text:p/>
        </draw:line>
        <draw:line draw:style-name="gr6" draw:text-style-name="P5" draw:layer="layout" svg:x1="14.115cm" svg:y1="6.369cm" svg:x2="14.115cm" svg:y2="8.255cm">
          <text:p/>
        </draw:line>
        <draw:line draw:style-name="gr8" draw:text-style-name="P5" draw:layer="layout" svg:x1="7.613cm" svg:y1="6.442cm" svg:x2="7.613cm" svg:y2="19.355cm">
          <text:p/>
        </draw:line>
        <draw:line draw:style-name="gr6" draw:text-style-name="P5" draw:layer="layout" svg:x1="7.602cm" svg:y1="6.45cm" svg:x2="8.872cm" svg:y2="6.45cm">
          <text:p/>
        </draw:line>
        <draw:line draw:style-name="gr6" draw:text-style-name="P5" draw:layer="layout" svg:x1="7.613cm" svg:y1="14.05cm" svg:x2="8.883cm" svg:y2="14.05cm">
          <text:p/>
        </draw:line>
        <draw:line draw:style-name="gr6" draw:text-style-name="P5" draw:layer="layout" svg:x1="7.604cm" svg:y1="19.346cm" svg:x2="8.874cm" svg:y2="19.346cm">
          <text:p/>
        </draw:line>
        <draw:frame draw:style-name="gr9" draw:text-style-name="P8" draw:layer="layout" svg:width="1.984cm" svg:height="1.925cm" svg:x="9.346cm" svg:y="5.39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97FF68A0E4AEE11A.png" xlink:type="simple" xlink:show="embed" xlink:actuate="onLoad" draw:mime-type="image/png"/>
        </draw:frame>
        <draw:custom-shape draw:name="Operator_6" draw:style-name="gr10" draw:text-style-name="P10" draw:layer="layout" svg:width="2.555cm" svg:height="0.914cm" svg:x="25.78cm" svg:y="7.254cm">
          <text:p text:style-name="P9"><text:span text:style-name="T2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8" draw:layer="layout" svg:x1="9.287cm" svg:y1="15.86cm" svg:x2="15.526cm" svg:y2="15.866cm">
          <text:p/>
        </draw:line>
        <draw:line draw:style-name="gr11" draw:text-style-name="P8" draw:layer="layout" svg:x1="16.455cm" svg:y1="15.849cm" svg:x2="28.153cm" svg:y2="15.827cm">
          <text:p/>
        </draw:line>
        <draw:frame draw:style-name="gr9" draw:text-style-name="P8" draw:layer="layout" svg:width="1.803cm" svg:height="1.749cm" svg:x="17.131cm" svg:y="8.506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16338254CB7D6DC9.png" xlink:type="simple" xlink:show="embed" xlink:actuate="onLoad" draw:mime-type="image/png"/>
        </draw:frame>
        <draw:g draw:name="Группа_0">
          <draw:custom-shape draw:name="Треугольник_0" draw:style-name="gr12" draw:text-style-name="P11" draw:layer="layout" svg:width="1.398cm" svg:height="0.923cm" svg:x="9.135cm" svg:y="18.8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0" draw:style-name="gr13" draw:text-style-name="P13" draw:layer="layout" svg:width="16.682cm" svg:height="0.923cm" svg:x="10.522cm" svg:y="18.812cm">
            <text:p text:style-name="P12"><text:span text:style-name="T3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1" draw:style-name="gr12" draw:text-style-name="P11" draw:layer="layout" svg:width="1.398cm" svg:height="0.923cm" svg:x="27.177cm" svg:y="18.8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0" draw:style-name="gr14" draw:text-style-name="P15" draw:layer="layout" svg:width="4.684cm" svg:height="2.056cm" svg:x="14.382cm" svg:y="21.247cm">
          <text:p text:style-name="P14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>
          <draw:custom-shape draw:name="Кружок_0" draw:style-name="gr15" draw:text-style-name="P11" draw:layer="layout" svg:width="0.175cm" svg:height="0.175cm" svg:x="22.928cm" svg:y="22.3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15" draw:text-style-name="P11" draw:layer="layout" svg:width="0.175cm" svg:height="0.175cm" svg:x="23.237cm" svg:y="22.3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15" draw:text-style-name="P11" draw:layer="layout" svg:width="0.175cm" svg:height="0.175cm" svg:x="23.545cm" svg:y="22.3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6" draw:text-style-name="P5" draw:layer="layout" svg:x1="10.825cm" svg:y1="19.955cm" svg:x2="10.825cm" svg:y2="21.225cm">
          <text:p/>
        </draw:line>
        <draw:line draw:style-name="gr16" draw:text-style-name="P5" draw:layer="layout" svg:x1="14.1cm" svg:y1="19.927cm" svg:x2="14.1cm" svg:y2="21.197cm">
          <text:p/>
        </draw:line>
        <draw:line draw:style-name="gr16" draw:text-style-name="P5" draw:layer="layout" svg:x1="19.266cm" svg:y1="19.955cm" svg:x2="19.266cm" svg:y2="21.225cm">
          <text:p/>
        </draw:line>
        <draw:line draw:style-name="gr16" draw:text-style-name="P5" draw:layer="layout" svg:x1="26.93cm" svg:y1="19.928cm" svg:x2="26.93cm" svg:y2="21.198cm">
          <text:p/>
        </draw:line>
        <draw:frame draw:style-name="gr9" draw:text-style-name="P8" draw:layer="layout" svg:width="1.803cm" svg:height="1.749cm" svg:x="9.957cm" svg:y="21.4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331AC19E77409B0D.png" xlink:type="simple" xlink:show="embed" xlink:actuate="onLoad" draw:mime-type="image/png"/>
        </draw:frame>
        <draw:frame draw:style-name="gr9" draw:text-style-name="P8" draw:layer="layout" svg:width="1.803cm" svg:height="1.749cm" svg:x="13.158cm" svg:y="21.4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331AC19E77409B0D.png" xlink:type="simple" xlink:show="embed" xlink:actuate="onLoad" draw:mime-type="image/png"/>
        </draw:frame>
        <draw:frame draw:style-name="gr9" draw:text-style-name="P8" draw:layer="layout" svg:width="1.803cm" svg:height="1.749cm" svg:x="18.358cm" svg:y="21.4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331AC19E77409B0D.png" xlink:type="simple" xlink:show="embed" xlink:actuate="onLoad" draw:mime-type="image/png"/>
        </draw:frame>
        <draw:frame draw:style-name="gr9" draw:text-style-name="P8" draw:layer="layout" svg:width="1.803cm" svg:height="1.749cm" svg:x="26.058cm" svg:y="21.4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331AC19E77409B0D.png" xlink:type="simple" xlink:show="embed" xlink:actuate="onLoad" draw:mime-type="image/png"/>
        </draw:frame>
        <draw:custom-shape draw:name="Storage Area Network_17" draw:style-name="gr17" draw:text-style-name="P17" draw:layer="layout" svg:width="10.033cm" svg:height="0.908cm" svg:x="17.271cm" svg:y="16.337cm">
          <text:p text:style-name="P16"><text:span text:style-name="T5">Container Su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6" draw:style-name="gr18" draw:text-style-name="P17" draw:layer="layout" svg:width="6.35cm" svg:height="1.542cm" svg:x="9.226cm" svg:y="16.017cm">
          <text:p text:style-name="P16"><text:span text:style-name="T5">Custom Resource </text:span><text:span text:style-name="T5"><text:line-break/></text:span><text:span text:style-name="T5">Defini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2.129cm" svg:height="2.066cm" svg:x="25.883cm" svg:y="5.236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20100000044000000424B730F5E6AEFB5E1.png" xlink:type="simple" xlink:show="embed" xlink:actuate="onLoad" draw:mime-type="image/png"/>
        </draw:frame>
        <draw:line draw:style-name="gr6" draw:text-style-name="P5" draw:layer="layout" svg:x1="24.213cm" svg:y1="6.35cm" svg:x2="25.483cm" svg:y2="6.35cm">
          <text:p/>
        </draw:line>
        <draw:frame draw:style-name="gr9" draw:text-style-name="P8" draw:layer="layout" svg:width="1.803cm" svg:height="1.749cm" svg:x="13.201cm" svg:y="8.512cm">
          <draw:image xlink:href="Pictures/100016570000070C000006D6A7E61CA2FD63C12A.svg" xlink:type="simple" xlink:show="embed" xlink:actuate="onLoad" draw:mime-type="image/svg+xml">
            <text:p/>
          </draw:image>
          <draw:image xlink:href="Pictures/100002010000004400000042169284577545F11B.png" xlink:type="simple" xlink:show="embed" xlink:actuate="onLoad" draw:mime-type="image/png"/>
        </draw:frame>
        <draw:custom-shape draw:style-name="gr19" draw:text-style-name="P19" draw:layer="layout" svg:width="4.546cm" svg:height="1.905cm" svg:x="10.128cm" svg:y="10.795cm">
          <text:p text:style-name="P18"><text:span text:style-name="T6">clusters</text:span><text:span text:style-name="T6"><text:line-break/></text:span><text:span text:style-name="T6">(perconapgcluste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9" draw:layer="layout" svg:width="4.546cm" svg:height="1.905cm" svg:x="10.128cm" svg:y="13.295cm">
          <text:p text:style-name="P18"><text:span text:style-name="T6">tasks</text:span><text:span text:style-name="T6"><text:line-break/></text:span><text:span text:style-name="T6">(pgtask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1" draw:layer="layout" svg:width="4.545cm" svg:height="1.905cm" svg:x="22.76cm" svg:y="10.795cm">
          <text:p text:style-name="P20"><text:span text:style-name="T6">pgboun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4.573cm" svg:height="1.905cm" svg:x="17.337cm" svg:y="10.795cm">
          <text:p text:style-name="P22"><text:span text:style-name="T6">primary</text:span><text:span text:style-name="T6"><text:line-break/></text:span><text:span text:style-name="T7">PostgreSQ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9" draw:layer="layout" svg:width="4.567cm" svg:height="1.905cm" svg:x="17.337cm" svg:y="13.295cm">
          <text:p text:style-name="P18"><text:span text:style-name="T6">replica</text:span><text:span text:style-name="T6"><text:line-break/></text:span><text:span text:style-name="T7">PostgreSQ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4.567cm" svg:height="1.905cm" svg:x="22.738cm" svg:y="13.295cm">
          <text:p text:style-name="P20"><text:span text:style-name="T6">pgbackr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N Alternate Bold1" svg:font-family="'DIN Alternate Bold'"/>
    <style:font-face style:name="Iowan Old Style Roman2" svg:font-family="'Iowan Old Style Roman'"/>
    <style:font-face style:name="DIN Alternate Bold" svg:font-family="'DIN Alternate Bold'" style:font-pitch="variable"/>
    <style:font-face style:name="Iowan Old Style Roman" svg:font-family="'Iowan Old Style Roman'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Noto Sans Devanagari1" svg:font-family="'Noto Sans Devanagari'" style:font-pitch="variable"/>
    <style:font-face style:name="Iowan Old Style Roman1" svg:font-family="'Iowan Old Style Roman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2" svg:font-family="'Liberation Sans'" style:font-family-generic="swiss" style:font-pitch="variable"/>
    <style:font-face style:name="Iowan Old Style Roman3" svg:font-family="'Iowan Old Style Roman'" style:font-family-generic="system" style:font-pitch="variable"/>
    <style:font-face style:name="Microsoft YaHei1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4" draw:fill-hatch-name="Red_20_90_20_Degrees_20_Crossed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2" fo:font-family="'Iowan Old Style Roman'" fo:font-size="32pt" fo:letter-spacing="normal" fo:font-style="normal" style:text-underline-style="none" fo:font-weight="normal" style:font-name-asian="Iowan Old Style Roman2" style:font-family-asian="'Iowan Old Style Roman'" style:font-size-asian="32pt" style:font-style-asian="normal" style:font-weight-asian="normal" style:font-name-complex="Iowan Old Style Roman2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6pt" style:font-style-asian="normal" style:font-weight-asian="normal" style:font-name-complex="Iowan Old Style Roman2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0T12:34:23.720678134</dc:date>
    <meta:editing-duration>PT4H56M7S</meta:editing-duration>
    <meta:editing-cycles>28</meta:editing-cycles>
    <meta:generator>LibreOffice/7.1.5.2$Linux_X86_64 LibreOffice_project/10$Build-2</meta:generator>
    <meta:document-statistic meta:object-count="67"/>
  </office:meta>
</office:document-meta>
</file>